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 table:number-rows-repeated="10477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6:28:04.444167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3T16:44:59.020634072</dc:date>
    <dc:creator>Jesus Castagnetto</dc:creator>
    <meta:editing-duration>P6DT3H18M25S</meta:editing-duration>
    <meta:editing-cycles>541</meta:editing-cycles>
    <meta:generator>LibreOffice/7.1.3.2$Linux_X86_64 LibreOffice_project/10$Build-2</meta:generator>
    <meta:document-statistic meta:table-count="1" meta:cell-count="5501" meta:object-count="0"/>
  </office:meta>
</office:document-meta>
</file>